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ce style:name="Courier New1" svg:font-family="'Courier New'" style:font-pitch="variable"/>
    <style:font-face style:name="Courier New2" svg:font-family="'Courier New'" style:font-family-generic="modern"/>
    <style:font-face style:name="Courier New3" svg:font-family="'Courier New'" style:font-family-generic="modern" style:font-pitch="fixed"/>
    <style:font-face style:name="Courier New4" svg:font-family="'Courier New'" style:font-family-generic="roman" style:font-pitch="variable"/>
    <style:font-face style:name="Courier New5" svg:font-family="'Courier New'" style:font-adornments="Regular"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inux Libertine G" svg:font-family="'Linux Libertine G'" style:font-pitch="variable"/>
    <style:font-face style:name="Lucida Sans" svg:font-family="'Lucida Sans'" style:font-family-generic="system" style:font-pitch="variable"/>
    <style:font-face style:name="NSimSun" svg:font-family="NSimSun" style:font-family-generic="system" style:font-pitch="variable"/>
    <style:font-face style:name="OpenSymbol" svg:font-family="OpenSymbol, 'Arial Unicode MS'"/>
    <style:font-face style:name="OpenSymbol1" svg:font-family="OpenSymbol, 'Arial Unicode MS'" style:font-charset="x-symbol"/>
    <style:font-face style:name="Wingdings" svg:font-family="Wingdings" style:font-charset="x-symbol"/>
    <style:font-face style:name="Wingdings 2" svg:font-family="'Wingdings 2'" style:font-charset="x-symbol"/>
  </office:font-face-decls>
  <office:automatic-styles>
    <style:style style:name="P1" style:family="paragraph" style:parent-style-name="Standard">
      <style:paragraph-properties fo:text-align="center" style:justify-single-word="false"/>
      <style:text-properties style:font-name="Courier New3"/>
    </style:style>
    <style:style style:name="P2" style:family="paragraph" style:parent-style-name="Standard">
      <loext:graphic-properties draw:fill="none" draw:fill-color="#ffffff"/>
      <style:paragraph-properties fo:background-color="transparent"/>
    </style:style>
    <style:style style:name="P3" style:family="paragraph" style:parent-style-name="Standard">
      <loext:graphic-properties draw:fill="none" draw:fill-color="#ffffff"/>
      <style:paragraph-properties fo:background-color="transparent"/>
      <style:text-properties fo:color="#424242" loext:opacity="100%" style:font-name="Courier New2" fo:background-color="transparent" style:font-name-asian="Courier New1" style:font-name-complex="Courier New2"/>
    </style:style>
    <style:style style:name="P4" style:family="paragraph" style:parent-style-name="Standard" style:list-style-name="WW8Num4">
      <loext:graphic-properties draw:fill="none" draw:fill-color="#ffffff"/>
      <style:paragraph-properties fo:margin-left="1.27cm" fo:margin-right="0cm" fo:text-indent="-0.635cm" style:auto-text-indent="false" fo:background-color="transparent"/>
      <style:text-properties fo:color="#424242" loext:opacity="100%" style:font-name="Courier New2" fo:background-color="transparent" style:font-name-asian="Courier New1" style:font-name-complex="Courier New2"/>
    </style:style>
    <style:style style:name="P5" style:family="paragraph" style:parent-style-name="Standard" style:list-style-name="WW8Num2">
      <loext:graphic-properties draw:fill="none" draw:fill-color="#ffffff"/>
      <style:paragraph-properties fo:margin-left="1.27cm" fo:margin-right="0cm" fo:line-height="115%" fo:text-indent="-0.64cm" style:auto-text-indent="false" fo:background-color="transparent"/>
      <style:text-properties fo:color="#424242" loext:opacity="100%" style:font-name="Courier New2" fo:background-color="transparent" style:font-name-asian="Courier New1" style:font-name-complex="Courier New2"/>
    </style:style>
    <style:style style:name="P6" style:family="paragraph" style:parent-style-name="Standard" style:list-style-name="WW8Num3">
      <loext:graphic-properties draw:fill="none" draw:fill-color="#ffffff"/>
      <style:paragraph-properties fo:margin-left="1.27cm" fo:margin-right="0cm" fo:text-indent="-0.635cm" style:auto-text-indent="false" fo:background-color="transparent"/>
      <style:text-properties fo:color="#424242" loext:opacity="100%" style:font-name="Courier New2" fo:background-color="transparent" style:font-name-asian="Courier New1" style:font-name-complex="Courier New2"/>
    </style:style>
    <style:style style:name="P7" style:family="paragraph" style:parent-style-name="Standard" style:master-page-name="Standard">
      <loext:graphic-properties draw:fill="none" draw:fill-color="#ffffff"/>
      <style:paragraph-properties style:page-number="1" fo:background-color="transparent"/>
      <style:text-properties fo:color="#424242" loext:opacity="100%" style:font-name="Courier New2" fo:background-color="transparent" style:font-name-asian="Courier New1" style:font-name-complex="Courier New2"/>
    </style:style>
    <style:style style:name="P8" style:family="paragraph" style:parent-style-name="Standard">
      <loext:graphic-properties draw:fill="none" draw:fill-color="#ffffff"/>
      <style:paragraph-properties fo:margin-left="0cm" fo:margin-right="0cm" fo:text-indent="0cm" style:auto-text-indent="false" fo:background-color="transparent"/>
      <style:text-properties fo:color="#424242" loext:opacity="100%" style:font-name="Courier New2" fo:background-color="transparent" style:font-name-asian="Courier New1" style:font-name-complex="Courier New2"/>
    </style:style>
    <style:style style:name="P9" style:family="paragraph" style:parent-style-name="Standard">
      <loext:graphic-properties draw:fill="none" draw:fill-color="#ffffff"/>
      <style:paragraph-properties fo:background-color="transparent"/>
      <style:text-properties fo:color="#424242" loext:opacity="100%" style:font-name="Courier New2" fo:background-color="transparent" style:font-name-asian="Courier New2" style:font-name-complex="Courier New2"/>
    </style:style>
    <style:style style:name="P10" style:family="paragraph" style:parent-style-name="Standard" style:list-style-name="WW8Num3">
      <loext:graphic-properties draw:fill="none" draw:fill-color="#ffffff"/>
      <style:paragraph-properties fo:margin-left="1.27cm" fo:margin-right="0cm" fo:text-indent="-0.635cm" style:auto-text-indent="false" fo:background-color="transparent"/>
      <style:text-properties fo:color="#424242" loext:opacity="100%" style:font-name="Courier New2" fo:font-weight="bold" fo:background-color="transparent" style:font-name-asian="Courier New1" style:font-weight-asian="bold" style:font-name-complex="Courier New2"/>
    </style:style>
    <style:style style:name="P11" style:family="paragraph" style:parent-style-name="Standard">
      <loext:graphic-properties draw:fill="none" draw:fill-color="#ffffff"/>
      <style:paragraph-properties fo:background-color="transparent"/>
      <style:text-properties fo:color="#424242" loext:opacity="100%" style:font-name="Courier New2" fo:font-weight="bold" fo:background-color="transparent" style:font-name-asian="Courier New1" style:font-weight-asian="bold" style:font-name-complex="Courier New2"/>
    </style:style>
    <style:style style:name="P12" style:family="paragraph" style:parent-style-name="Standard">
      <loext:graphic-properties draw:fill="none" draw:fill-color="#ffffff"/>
      <style:paragraph-properties fo:background-color="transparent"/>
      <style:text-properties style:font-name="Courier New2" style:font-name-complex="Courier New2"/>
    </style:style>
    <style:style style:name="P13" style:family="paragraph" style:parent-style-name="Standard" style:list-style-name="WW8Num2">
      <loext:graphic-properties draw:fill="none" draw:fill-color="#ffffff"/>
      <style:paragraph-properties fo:margin-left="1.27cm" fo:margin-right="0cm" fo:line-height="115%" fo:text-indent="-0.64cm" style:auto-text-indent="false" fo:background-color="transparent"/>
    </style:style>
    <style:style style:name="P14" style:family="paragraph" style:parent-style-name="Standard" style:list-style-name="WW8Num3">
      <loext:graphic-properties draw:fill="none" draw:fill-color="#ffffff"/>
      <style:paragraph-properties fo:margin-left="1.27cm" fo:margin-right="0cm" fo:text-indent="-0.635cm" style:auto-text-indent="false" fo:background-color="transparent"/>
    </style:style>
    <style:style style:name="P15" style:family="paragraph" style:parent-style-name="Standard">
      <style:text-properties style:font-name="Courier New3"/>
    </style:style>
    <style:style style:name="T1" style:family="text">
      <style:text-properties fo:color="#424242" loext:opacity="100%" style:font-name="Courier New2" fo:background-color="transparent" loext:char-shading-value="0" style:font-name-asian="Courier New1" style:font-name-complex="Courier New2"/>
    </style:style>
    <style:style style:name="T2" style:family="text">
      <style:text-properties fo:color="#424242" loext:opacity="100%" style:font-name="Courier New2" fo:language="en" fo:country="GB" fo:background-color="transparent" loext:char-shading-value="0" style:font-name-asian="Courier New1" style:font-name-complex="Courier New2"/>
    </style:style>
    <style:style style:name="T3" style:family="text">
      <style:text-properties fo:color="#424242" loext:opacity="100%" style:font-name="Courier New2" fo:language="en" fo:country="GB" fo:font-weight="bold" fo:background-color="transparent" loext:char-shading-value="0" style:font-name-asian="Courier New1" style:font-weight-asian="bold" style:font-name-complex="Courier New2"/>
    </style:style>
    <style:style style:name="T4" style:family="text">
      <style:text-properties fo:color="#424242" loext:opacity="100%" style:font-name="Courier New2" fo:language="it" fo:country="IT" fo:background-color="transparent" loext:char-shading-value="0" style:font-name-asian="Courier New1" style:font-name-complex="Courier New2"/>
    </style:style>
    <style:style style:name="T5" style:family="text">
      <style:text-properties fo:color="#424242" loext:opacity="100%" style:font-name="Courier New2" fo:language="it" fo:country="IT" fo:font-weight="bold" fo:background-color="transparent" loext:char-shading-value="0" style:font-name-asian="Courier New1" style:font-weight-asian="bold" style:font-name-complex="Courier New2"/>
    </style:style>
    <style:style style:name="T6" style:family="text">
      <style:text-properties fo:color="#424242" loext:opacity="100%" style:font-name="Courier New2" style:font-name-asian="Courier New1" style:font-name-complex="Courier New2"/>
    </style:style>
    <style:style style:name="T7" style:family="text">
      <style:text-properties fo:color="#424242" loext:opacity="100%" style:font-name="Courier New2" fo:font-weight="bold" style:font-name-asian="Courier New1" style:font-weight-asian="bold" style:font-name-complex="Courier New2"/>
    </style:style>
    <style:style style:name="T8" style:family="text">
      <style:text-properties fo:color="#424242" loext:opacity="100%" style:font-name="Courier New2" fo:font-weight="bold" fo:background-color="transparent" loext:char-shading-value="0" style:font-name-asian="Courier New1" style:font-weight-asian="bold" style:font-name-complex="Courier New2"/>
    </style:style>
    <style:style style:name="T9" style:family="text">
      <style:text-properties fo:color="#424242" loext:opacity="100%" style:font-name="Courier New2" fo:font-weight="bold" fo:background-color="transparent" loext:char-shading-value="0" style:font-name-asian="Courier New1" style:font-weight-asian="bold" style:font-name-complex="Courier New2" style:font-weight-complex="bold"/>
    </style:style>
    <style:style style:name="T10" style:family="text">
      <style:text-properties fo:color="#424242" loext:opacity="100%" style:font-name="Courier New2" style:text-underline-style="solid" style:text-underline-width="auto" style:text-underline-color="font-color" fo:font-weight="bold" style:font-name-asian="Courier New1" style:font-weight-asian="bold" style:font-name-complex="Courier New2"/>
    </style:style>
    <style:style style:name="T11" style:family="text">
      <style:text-properties fo:color="#424242" loext:opacity="100%" style:font-name="Courier New2" style:text-underline-style="solid" style:text-underline-width="auto" style:text-underline-color="font-color" fo:font-weight="bold" fo:background-color="transparent" loext:char-shading-value="0" style:font-name-asian="Courier New1" style:font-weight-asian="bold" style:font-name-complex="Courier New2"/>
    </style:style>
    <style:style style:name="T12" style:family="text">
      <style:text-properties fo:color="#424242" loext:opacity="100%" style:font-name="Courier New2" style:text-underline-style="none" fo:background-color="transparent" loext:char-shading-value="0" style:font-name-asian="Courier New1" style:font-name-complex="Courier New2"/>
    </style:style>
    <style:style style:name="T13" style:family="text">
      <style:text-properties fo:color="#424242" loext:opacity="100%" style:font-name="Courier New2" fo:font-weight="normal" fo:background-color="transparent" loext:char-shading-value="0" style:font-name-asian="Courier New1" style:font-weight-asian="normal" style:font-name-complex="Courier New2" style:font-weight-complex="normal"/>
    </style:style>
    <style:style style:name="T14" style:family="text">
      <style:text-properties fo:color="#424242" loext:opacity="100%" style:font-name="Courier New4" fo:font-weight="normal" fo:background-color="#fafafa" loext:char-shading-value="0" style:font-name-asian="Courier New1" style:font-weight-asian="normal" style:font-name-complex="Courier New4" style:font-weight-complex="normal"/>
    </style:style>
    <style:style style:name="T15" style:family="text">
      <style:text-properties fo:font-variant="normal" fo:text-transform="none" fo:color="#424242" loext:opacity="100%" style:text-line-through-style="none" style:text-line-through-type="none" style:font-name="Courier New" fo:font-size="11pt" fo:font-style="normal" style:text-underline-style="none" fo:font-weight="normal" fo:background-color="#fafafa" loext:char-shading-value="0" style:font-name-asian="Courier New1" style:font-size-asian="11pt" style:font-style-asian="normal" style:font-weight-asian="normal" style:font-name-complex="Courier New"/>
    </style:style>
    <style:style style:name="T16" style:family="text">
      <style:text-properties officeooo:rsid="00077b19"/>
    </style:style>
    <style:style style:name="T17" style:family="text">
      <style:text-properties style:use-window-font-color="true" loext:opacity="0%"/>
    </style:style>
    <style:style style:name="T18" style:family="text">
      <style:text-properties style:use-window-font-color="true" loext:opacity="0%" style:font-name="Courier New5" fo:font-size="11pt" fo:language="it" fo:country="none" style:letter-kerning="false" style:font-name-asian="Arial" style:font-size-asian="11pt" style:language-asian="zh" style:country-asian="CN" style:font-name-complex="Arial" style:font-size-complex="11pt" style:language-complex="hi" style:country-complex="IN"/>
    </style:style>
    <style:style style:name="T19" style:family="text">
      <style:text-properties fo:color="#808080" loext:opacity="100%" style:font-name="Courier New2" fo:background-color="transparent" loext:char-shading-value="0" style:font-name-asian="Courier New1" style:font-name-complex="Courier New2"/>
    </style:style>
    <style:style style:name="T20" style:family="text">
      <style:text-properties fo:color="#808080" loext:opacity="100%" style:font-name="Courier New2" fo:font-weight="normal" fo:background-color="transparent" loext:char-shading-value="0" style:font-name-asian="Courier New1" style:font-weight-asian="normal" style:font-name-complex="Courier New2" style:font-weight-complex="normal"/>
    </style:style>
    <style:style style:name="T21" style:family="text">
      <style:text-properties fo:color="#666666" loext:opacity="100%" style:font-name="Courier New2" fo:background-color="transparent" loext:char-shading-value="0" style:font-name-asian="Courier New1" style:font-name-complex="Courier New2"/>
    </style:style>
    <style:style style:name="T22" style:family="text">
      <style:text-properties fo:color="#666666" loext:opacity="100%" style:font-name="Courier New2" fo:font-weight="normal" fo:background-color="transparent" loext:char-shading-value="0" style:font-name-asian="Courier New1" style:font-weight-asian="normal" style:font-name-complex="Courier New2" style:font-weight-complex="normal"/>
    </style:style>
    <style:style style:name="T23" style:family="text">
      <style:text-properties fo:color="#333333" loext:opacity="100%"/>
    </style:style>
    <style:style style:name="T24" style:family="text">
      <style:text-properties fo:color="#333333" loext:opacity="100%" style:font-name="Courier New2" fo:background-color="transparent" loext:char-shading-value="0" style:font-name-asian="Courier New1" style:font-name-complex="Courier New2"/>
    </style:style>
    <style:style style:name="T25" style:family="text">
      <style:text-properties fo:color="#333333" loext:opacity="100%" style:font-name="Courier New2" fo:font-weight="normal" fo:background-color="transparent" loext:char-shading-value="0" style:font-name-asian="Courier New1" style:font-weight-asian="normal" style:font-name-complex="Courier New2"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ll'attenzione del Dirigente Scolastico</text:p>
      <text:p text:style-name="P3">dell’Istituto _________________________________________________</text:p>
      <text:p text:style-name="P3">in qualità di soggetto titolare del trattamento ai sensi dell'art. 4 par. 1 n. 7 - GDPR.</text:p>
      <text:p text:style-name="P3"/>
      <text:p text:style-name="P2"><text:span text:style-name="T1">I</text:span><text:span text:style-name="T2">l</text:span><text:span text:style-name="T1"> sottoscritto __________________________, nato a __________________ il _________________ (codice fiscale: _____________________________), </text:span></text:p>
      <text:list text:style-name="WW8Num4">
        <text:list-item>
          <text:p text:style-name="P4">in qualità di docente a tempo _________________________ <text:span text:style-name="T16">(</text:span>indeterminato/<text:span text:style-name="T16">determinato)</text:span> in servizio nell’istituto scolastico in indirizzo,</text:p>
        </text:list-item>
        <text:list-item>
          <text:p text:style-name="P4">sulla base delle informazioni diffuse e grazie alle attività e al fattivo sostegno degli attivisti del progetto Monitora PA (https://monitora-pa.it), </text:p>
        </text:list-item>
        <text:list-item>
          <text:p text:style-name="P4">eleggendo ai fini del presente atto domicilio fisico in _________________________ a ________ presso la propria residenza, e domicilio digitale presso la casella PEC _____________________</text:p>
        </text:list-item>
      </text:list>
      <text:p text:style-name="P3"/>
      <text:p text:style-name="P12">1. rileva che l'istituto scolastico in indirizzo nel quale presta servizio:</text:p>
      <text:list text:style-name="WW8Num2">
        <text:list-item>
          <text:p text:style-name="P13"><text:bookmark text:name="docs-internal-guid-b3aed0b2-7fff-eb1f-49"/>utilizza in via esclusiva quale unico strumento per la posta elettronica ordinaria (PEO) dei docenti i servizi forniti da Google, </text:p>
        </text:list-item>
        <text:list-item>
          <text:p text:style-name="P5">utilizza in via esclusiva per la posta elettronica ordinaria (PEO) degli studenti i servizi forniti da Google, </text:p>
        </text:list-item>
        <text:list-item>
          <text:p text:style-name="P5">utilizza in modo maggioritario per la didattica digitale integrata (pur avendo a disposizione dell’istituto la piattaforma Moodle ospitata su server conformi al GDPR e gestiti da personale della scuola) la piattaforma di e-learning Google ClassRoom, e utilizzando Google ClassRoom trasferisce così dati personali, tra i quali la prestazione scolastica ottenuta negli argomenti soggetti a verifica da parte dei docenti, i modelli di verifiche somministrate dai docenti ai propri studenti, i tempi di risposta e la qualità delle risposte ai compiti assegnati, ecc., a un soggetto privato senza che siano prese adeguate misure tecniche per rendere anonimi i dati oggetto del trasferimento,</text:p>
        </text:list-item>
        <text:list-item>
          <text:p text:style-name="P5">utilizza in alcune occasioni per la gestione e consegna di compiti per casa assegnati agli studenti, le app fornite alla scuole gratuitamente da Google Workspace (come Google Documenti, Google Fogli, Google Drive, ecc.) trasferendo così a Google dati relativi al comportamento scolastico degli studenti ed al comportamento professionale dei docenti,</text:p>
        </text:list-item>
        <text:list-item>
          <text:p text:style-name="P5">fa utilizzare ai docenti per le attività funzionali all'insegnamento ex art. 29 CCNL 2007, le app fornite alla scuole gratuitamente da Google Workspace (come Google Documenti, Google Fogli, Google Drive, Gmail, ecc.),</text:p>
        </text:list-item>
        <text:list-item>
          <text:p text:style-name="P13"><text:span text:style-name="T1">utilizza in via esclusiva per la raccolta delle adesioni ad assemblee sindacali e per altre attività amministrative legate al monitoraggio degli scioperi, la app Google Moduli messa a disposizione gratuitamente da Google Workspace, così fornendo a Google </text:span><text:span text:style-name="T4">dati</text:span><text:span text:style-name="T1"> particolarmente sensibili sul comportamento sindacale </text:span><text:soft-page-break/><text:span text:style-name="T1">dei docenti e degli ATA in servizio nell’istituto scolastico in indirizzo,</text:span></text:p>
        </text:list-item>
        <text:list-item>
          <text:p text:style-name="P13"><text:span text:style-name="T1">utilizza per i riceviment</text:span><text:span text:style-name="T2">i</text:span><text:span text:style-name="T1"> individuali/generali dei genitori che vogliano confrontarsi con i docenti dei propri figli (cfr. circolare interna n. __________), la app Google Meet messa a disposizione gratuitamente da Google Workspace, così trasferendo a Google dati sensibili sull’andamento scolastico degli studenti e su eventuali problematiche sanitarie degli stessi, come diagnosi ex legge 104/1992 o ex legge 170/2010,</text:span></text:p>
        </text:list-item>
        <text:list-item>
          <text:p text:style-name="P13"><text:span text:style-name="T1">utilizza per la gestione e compilazione collettiva dei PDP (Piano Didattico Personalizzato) previsto per gli studenti con diagnosi ex legge 170/2010, e dei PEI (Piano </text:span><text:span text:style-name="T4">Educativo</text:span><text:span text:style-name="T1"> Individualizzato) previsto per gli studenti con diagnosi ex legge 104/1992, la app Google Documenti messa a disposizione gratuitamente da Google Workspace, così trasferendo a Google dati sensibili sulle problematiche sanitarie degli stessi, compresi i dati relativi gli strumenti compensativi e le misure dispensative proposte dal Consiglio di Classe alle famiglie degli studenti.</text:span></text:p>
        </text:list-item>
      </text:list>
      <text:p text:style-name="P8"/>
      <text:p text:style-name="P2"><text:span text:style-name="T6">2. L'adozione dei servizi sopra elencati forniti da Google e da altri operatori utilizzati dalla scuola per le proprie attività istituzionali, determina </text:span><text:span text:style-name="T7">trasferimenti sistematici di dati personali degli utenti (studenti anche minorenni, genitori, docenti), non attualmente conformi, </text:span><text:span text:style-name="T10">in assenza di efficaci misure tecniche supplementari</text:span><text:span text:style-name="T7">, alle disposizioni del GDPR in ordine al trasferimento transfrontaliero di dati personali</text:span><text:span text:style-name="T6">, fra cui, a titolo esemplificativo ma non esaustivo:</text:span></text:p>
      <text:p text:style-name="P3"/>
      <text:list text:style-name="WW8Num3">
        <text:list-item>
          <text:p text:style-name="P6">indirizzo IP</text:p>
        </text:list-item>
        <text:list-item>
          <text:p text:style-name="P6">indirizzo email</text:p>
        </text:list-item>
        <text:list-item>
          <text:p text:style-name="P6">Mail User Agent</text:p>
        </text:list-item>
        <text:list-item>
          <text:p text:style-name="P6">sistema operativo</text:p>
        </text:list-item>
        <text:list-item>
          <text:p text:style-name="P6">relazioni interpersonali</text:p>
        </text:list-item>
        <text:list-item>
          <text:p text:style-name="P6">dati personali descrittivi deducibili dall'incrocio dei dati precedenti, dall'oggetto e dai contenuti dei messaggi trasmessi</text:p>
        </text:list-item>
        <text:list-item>
          <text:p text:style-name="P10">andamento scolastico di studenti anche minorenni,</text:p>
        </text:list-item>
        <text:list-item>
          <text:p text:style-name="P10">fede religiosa degli studenti iscritti all’insegnamento facoltativo della Religione Cattolica,</text:p>
        </text:list-item>
        <text:list-item>
          <text:p text:style-name="P10">comportamento sindacale dei docenti,</text:p>
        </text:list-item>
        <text:list-item>
          <text:p text:style-name="P14"><text:span text:style-name="T8">situazioni personali anche a carattere sanitario di docenti o studenti,</text:span><text:span text:style-name="T1"> </text:span></text:p>
        </text:list-item>
        <text:list-item>
          <text:p text:style-name="P6">ecc,</text:p>
        </text:list-item>
      </text:list>
      <text:p text:style-name="P3"/>
      <text:p text:style-name="P3">3. Le informazioni inviate durante tali trasferimenti, che coinvolgono ovviamente anche persone ignare, in particolare i genitori degli studenti, che decidano di corrispondere con indirizzi email PEO di docenti o studenti dell'istituto scolastico in indirizzo, sono più che sufficienti ad identificare mittenti e destinatari, tracciarne le comunicazioni e ad arricchirne i profili cognitivo-comportamentali in possesso di Google.</text:p>
      <text:p text:style-name="P3"><text:soft-page-break/>È importante infine sottolineare come tali trasferimenti possano includere anche categorie particolari di dati personali, quali quelle oggetto di specifico divieto previsto all'art. 9 comma 1 del GDPR.<text:line-break/>Si pensi, ad esempio, ai dati relativi alla salute comunicati al personale docente dai genitori o dagli studenti con diagnosi di DSA ex legge 170/2010 o con diagnosi di disabilità ex legge 104/1992 o comunque con altre problematiche personali di carattere sanitario.</text:p>
      <text:p text:style-name="P3"/>
      <text:p text:style-name="P2"><text:span text:style-name="T1">4. Come ben noto anche a seguito della </text:span><text:span text:style-name="T8">sentenza Schrems II</text:span><text:span text:style-name="T1"> della Corte di Giustizia dell'Unione Europea, l'uso dei servizi sopra elencati non è attualmente conforme, in assenza di misure tecniche supplementari efficaci che non ci risultano indicate sul sito della scuola in indirizzo, alle disposizioni del GDPR in ordine al trasferimento transfrontaliero dei dati personali verso gli Stati Uniti o altri Paesi la cui legislazione non fornisca ai cittadini europei una protezione equivalente a quella garantita nella UE.</text:span></text:p>
      <text:p text:style-name="P3"/>
      <text:p text:style-name="P2"><text:span text:style-name="T1">5. </text:span><text:span text:style-name="T8">Anche l'EDPB, con le Raccomandazioni 01/2020</text:span><text:span text:style-name="T1">, ha precisato che si possono trasferire dati personali in tali Paesi utilizzando altre basi legali (come le clausole contrattuali tipo di protezione dei dati) </text:span><text:span text:style-name="T11">ma solo adottando efficaci misure tecniche supplementari</text:span><text:span text:style-name="T1"> (per esempio la cifratura dei dati personali con chiavi indisponibili ai riceventi) di modo che non sia possibile utilizzare i dati personali in violazione dei diritti fondamentali dei cittadini europei al di fuori dell’UE.</text:span></text:p>
      <text:p text:style-name="P3"/>
      <text:p text:style-name="P3">6. Il Garante per la protezione dei dati personali della Danimarca, in un caso riguardante l'uso dei Chromebook e di Google Workspace nelle scuole del comune di Helsingør, ha emesso in data 14 luglio 2022 un provvedimento nel quale ha evidenziato gravi violazioni e ha vietato il trasferimento dei dati a paesi terzi e l'uso di Google Workspace [^1].</text:p>
      <text:p text:style-name="P9"><text:s/></text:p>
      <text:p text:style-name="P3">7. Durante l'esame tecnico organizzativo sulla piattaforma Microsoft Office 365, compreso Microsoft Teams, nella configurazione del progetto pilota del Ministero dell'Istruzione del Baden - Württemberg, il locale Garante per la protezione dei dati personali ha riscontrato alcune gravi carenze e numerose criticità nell'uso a fini didattici di tali piattaforme [^2].</text:p>
      <text:p text:style-name="P3"/>
      <text:p text:style-name="P3">8. La Conferenza sulla protezione dei dati (Datenschutzkonferenz, DSK), l'organismo delle autorità tedesche indipendenti di controllo della protezione dei dati a livello federale e statale, il 7/12/2022 ha pubblicato la Relazione finale del gruppo di lavoro DSK "Servizi online di Microsoft” nella quale si leggono le seguenti Conclusioni: “L'utilizzo di Microsoft 365 [...] richiede istruzioni obbligatorie da parte del responsabile del trattamento sul trasferimento dei dati personali a paesi terzi, in particolare gli Stati Uniti e tutti gli altri paesi in cui Microsoft o i suoi subprocessori sono attivi. In ogni caso, il trasferimento di dati verso gli Stati Uniti non può essere impedito nemmeno tecnicamente. In particolare, la legge statunitense sulla sicurezza nazionale sotto forma di FISA 702 può mettere in discussione <text:soft-page-break/>l'adempimento degli obblighi previsti dalle clausole contrattuali standard. Pertanto, sarebbe necessario adottare misure di protezione supplementari per rendere impossibile o inefficace qualsiasi accesso da parte delle autorità statunitensi e anche da parte di Microsoft e dei suoi dipendenti, al fine di impedire a Microsoft di soddisfare le richieste di consegna ai sensi del FISA 702. Tuttavia, l'uso dei servizi Microsoft 365 come servizi cloud classici richiede a Microsoft di accedere a dati in chiaro in molti casi d'uso[...]. Le misure fornite da Microsoft sono insufficienti [...]” [^3].</text:p>
      <text:p text:style-name="P11"/>
      <text:p text:style-name="P2"><text:span text:style-name="T1">9. Nel documento "2022 Azione esecutiva coordinata - Utilizzo di servizi basati su cloud da parte del settore pubblico" adottato come raccomandazione </text:span><text:span text:style-name="T8">il 17 gennaio 2023</text:span><text:span text:style-name="T1">, l'EDPB ribadisce che: "[...] l'utilizzo da parte di un </text:span><text:span text:style-name="T8">ente pubblico</text:span><text:span text:style-name="T1"> del software fornito dal fornitore di servizi cloud può comportare trasferimenti verso molte destinazioni che non garantiscono un livello di protezione sostanzialmente equivalente a quello dell'UE, compresi gli Stati Uniti d'America (USA). In questi casi, l'ente pubblico - che agisce in qualità di titolare del trattamento - </text:span><text:span text:style-name="T8">deve </text:span><text:span text:style-name="T1">valutare attentamente i trasferimenti che possono essere effettuati per suo conto dal fornitore di servizi cloud, ad esempio identificando le categorie di dati personali trasferiti, le finalità, i soggetti a cui i dati possono essere trasferiti e il paese terzo coinvolto. La valutazione dei trasferimenti internazionali di dati personali in atto dovrebbe essere effettuata prima di impegnarsi con il fornitore di servizi cloud. Gli enti pubblici devono fornire istruzioni all'incaricato del trattamento per individuare e utilizzare uno strumento di trasferimento adeguato e, se necessario, </text:span><text:span text:style-name="T8">per individuare e attuare misure supplementari appropriate</text:span><text:span text:style-name="T1"> che garantiscano che le garanzie contenute nello strumento di trasferimento prescelto possano essere rispettate dall'importatore, in modo da assicurare che il livello di protezione offerto dal GDPR non sia compromesso quando i dati sono trasferiti a un paese terzo.[…]<text:line-break/>Emerge dalle analisi effettuate dalle autorità che </text:span><text:span text:style-name="T9">il semplice uso di un Cloud Service Provider che sia parte di un gruppo multinazionale</text:span><text:span text:style-name="T1"> soggetto a normative di un Paese terzo può risultare nell’applicazione delle normative in questione anche </text:span><text:span text:style-name="T9">ai dati conservati nello spazio economico europeo</text:span><text:span text:style-name="T1">.<text:line-break/>Eventuali richieste in tal caso verrebbero direttamente inviate al CSP nel territorio europeo e riguarderebbero dati presenti nel territorio europeo ma non oggetto di trasferimenti già autorizzati. [...]</text:span></text:p>
      <text:p text:style-name="P2"><text:span text:style-name="T1">L’analisi di tutti gli elementi in questione potrebbe portare a </text:span><text:span text:style-name="T9">differenti situazioni e differenti violazioni</text:span><text:span text:style-name="T1"> [...] da parte della pubblica amministrazione stessa se [...] viene ingaggiato un fornitore che non può fornire una protezione adeguata come richiesto dall’articolo 28 comma 1 del GDPR." [^4]</text:span></text:p>
      <text:p text:style-name="P3"/>
      <text:p text:style-name="P3">10. Human Rights Watch ha pubblicato nel 2022 un rapporto sulle violazioni della privacy di studenti, genitori ed insegnanti da parte delle piattaforme educative adottate durante la pandemia. [^5] </text:p>
      <text:p text:style-name="P3"/>
      <text:p text:style-name="P2"><text:soft-page-break/><text:span text:style-name="T1">11. Infine L'Autorità Garante per la Protezione dei dati Personali italiana con Provvedimento del 9 giugno 2022 [docweb n. 9782890], pubblicato il 23 giugno 2022, ha richiamato "</text:span><text:span text:style-name="T12">all’attenzione di tutti i gestori italiani di siti web, pubblici e privati, l’illiceità dei trasferimenti effettuati verso gli Stati Uniti attraverso GA</text:span><text:span text:style-name="T1">" e invitato "</text:span><text:span text:style-name="T12">tutti i titolari del trattamento a verificare la conformità delle modalità di utilizzo di cookie e altri strumenti di tracciamento utilizzati sui propri siti web, con particolare attenzione a Google Analytics e ad altri servizi analoghi, con la normativa in materia di protezione dei dati personali</text:span><text:span text:style-name="T1">".</text:span></text:p>
      <text:p text:style-name="P3"/>
      <text:p text:style-name="P2"><text:span text:style-name="T1">12. Il servizio di posta elettronica Google Mail e tutti gli altri servizi già citati che determinino analoghi trasferimenti, come Google Drive, tutte le app di Google Workspace for Education come ad esempio Google ClassRoom, la piattaforma Socrative utilizzata anche per lo svolgimento di verifiche ed eventuali altre piattaforme utilizzate, per la loro modalità di funzionamento, costituiscono di fatto strumenti di tracciamento e profilazione degli utenti, contrari ai principi e soprattutto alle norme del GDPR, tracciamento per il quale il sottoscritto non ha mai fornito consenso.<text:line-break/><text:line-break/>13. Tale esteso tracciamento, per il quale, come docente,</text:span><text:span text:style-name="T2"> </text:span><text:span text:style-name="T4">il</text:span><text:span text:style-name="T2"> </text:span><text:span text:style-name="T1">sottoscritto non ha mai fornito consenso, non è evitabile in alcun modo perché l'utilizzo di tali strumenti messi a disposizione da parte del datore di lavoro è sostanzialmente obbligatorio per lo svolgimento delle attività funzionali all'insegnamento ex art. 29 CCNL 2007 attualmente in vigore. Ad esempio per i rapporti individuali con le famiglie di cui al comma 2 lettera c) del già citato art. 29 CCNL 2007, per le comunicazioni organizzative con i colleghi e lo scambio di documenti relativi alle attività collegiali previste, per le comunicazioni con gli studenti, per le comunicazioni con la segreteria, o per fornire informazioni organizzative alla segreteria come ad esempio l'adesione ad assemblee sindacali (rispondendo tramite un Google Moduli predisposto dalla segreteria) oppure per comunicare, sempre rispondendo tramite un Google Moduli predisposto l'intenzione o meno di partecipazione ad uno sciopero.</text:span></text:p>
      <text:p text:style-name="P3"/>
      <text:p text:style-name="Standard"><text:span text:style-name="T1">14. Ritengo quindi che i trasferimenti di dati personali sopra indicati non siano conformi al disposto normativo vigente - in ragione del trasferimento transfrontaliero di dati personali e in assenza di una condizione legittimante ai sensi degli artt. 44 e ss. GDPR - e che quindi espongano a rischi ingiustificati tutti gli utenti dei servizi ed i loro corrispondenti, cioè in </text:span><text:span text:style-name="T24">particolar</text:span><text:span text:style-name="T25">e </text:span><text:span text:style-name="T23">noi docenti, i genitori dei nostri studenti e gli studenti anche minorenni a noi affidati.</text:span></text:p>
      <text:p text:style-name="P3"/>
      <text:p text:style-name="P2"><text:span text:style-name="T8">15. Pertanto invito </text:span><text:span text:style-name="T5">l’istituto</text:span><text:span text:style-name="T8"> scolastico in indirizzo a voler provvedere alla rimozione dei servizi sopra indicati, entro il termine di 60 giorni solari dalla ricezione della presente, ad esempio sostituendoli se necessario con servizi analoghi che non violino il GDPR in quanto sotto il completo controllo fisico e amministrativo di società italiane o europee, anche utilizzando i fondi </text:span><text:span text:style-name="T5">messi</text:span><text:span text:style-name="T3"> </text:span><text:span text:style-name="T8">a disposizione dal PNRR - Piano </text:span><text:soft-page-break/><text:span text:style-name="T8">Scuola 4.0. </text:span></text:p>
      <text:p text:style-name="P3"/>
      <text:p text:style-name="P15">16. <text:bookmark text:name="docs-internal-guid-9c85e8c8-7fff-8e81-dd"/>In alternativa e negli stessi termini, invito l'istituto scolastico in indirizzo, nella persona del dirigente scolastico, ad adottare misure tecniche supplementari efficaci a protezione dei dati personali del sottoscritto e degli interessati coinvolti nel funzionamento del sistema di PEO e di ogni servizio/applicativo online messo a disposizione dalla scuola, tali che nessun dato (o insieme di dati), raggiungendo i server in questione, possa permettere di identificare con probabilità non trascurabile, tracciarne le comunicazioni e arricchire i profili cognitivo-comportamentali di un qualsiasi cittadino italiano o europeo che come nel caso del sottoscritto debba utilizzarli per adempiere ai doveri contrattualmente previsti. </text:p>
      <text:p text:style-name="P3"/>
      <text:p text:style-name="P2"><text:span text:style-name="T8">17. In difetto di ottemperanza da parte Vostra, nel termine sopra indicato, agli obblighi di legge in materia di trattamento dei dati personali, mi vedrò costretto a presentare </text:span><text:span text:style-name="T11">reclamo</text:span><text:span text:style-name="T8"> presso l'Autorità</text:span></text:p>
      <text:p text:style-name="P11">Garante per la Protezione dei Dati Personali, ai sensi e per gli</text:p>
      <text:p text:style-name="P11">effetti dell'art. 77 del Regolamento (Ue) 2016/679 e degli artt. 141</text:p>
      <text:p text:style-name="P11">e seguenti del Codice in materia di protezione dei dati personali</text:p>
      <text:p text:style-name="P11">(DECRETO LEGISLATIVO 30 giugno 2003, n.196 e successive modifiche e</text:p>
      <text:p text:style-name="P11">integrazioni) per una valutazione della Vostra condotta anche ai fini dell'emanazione di eventuali provvedimenti di cui all'art. 58 del GDPR.</text:p>
      <text:p text:style-name="P11"/>
      <text:p text:style-name="P2"><text:span text:style-name="T1">Rimanendo a disposizione per ulteriori chiarimenti, colgo l’occasione</text:span><text:span text:style-name="T2"> per </text:span><text:span text:style-name="T1">porgere distinti saluti.</text:span></text:p>
      <text:p text:style-name="P3"/>
      <text:p text:style-name="P3"/>
      <text:p text:style-name="P3">In fede</text:p>
      <text:p text:style-name="P3"/>
      <text:p text:style-name="P3"/>
      <text:p text:style-name="P3">_______________________ , ___/___/________</text:p>
      <text:p text:style-name="P3"/>
      <text:p text:style-name="P3"><text:line-break/>Firma</text:p>
      <text:p text:style-name="P3"/>
      <text:p text:style-name="P3"><text:line-break/>____________________________________</text:p>
      <text:p text:style-name="P3"/>
      <text:p text:style-name="P2"><text:span text:style-name="T1">[^1]:</text:span><text:a xlink:type="simple" xlink:href="https://www.datatilsynet.dk/afgoerelser/afgoerelser/2022/jul/datatilsynet-nedlaegger-behandlingsforbud-i-chromebook-sag-" text:style-name="Internet_20_link" text:visited-style-name="Visited_20_Internet_20_Link"><text:span text:style-name="Internet_20_link"><text:span text:style-name="T1">https://www.datatilsynet.dk/afgoerelser/afgoerelser/2022/jul/datatilsynet-nedlaegger-behandlingsforbud-i-chromebook-sag-</text:span></text:span></text:a><text:span text:style-name="T1"> </text:span></text:p>
      <text:p text:style-name="P2"><text:span text:style-name="T1">[^2]:</text:span><text:a xlink:type="simple" xlink:href="https://www.baden-wuerttemberg.datenschutz.de/ms-365-schulen-hinweise-weiteres-vorgehen/" text:style-name="Internet_20_link" text:visited-style-name="Visited_20_Internet_20_Link"><text:span text:style-name="Internet_20_link"><text:span text:style-name="T1">https://www.baden-wuerttemberg.datenschutz.de/ms-365-schulen-hinweise-weiteres-vorgehen/</text:span></text:span></text:a><text:span text:style-name="T1"> </text:span></text:p>
      <text:p text:style-name="P2"><text:span text:style-name="T1">[^3]:</text:span><text:a xlink:type="simple" xlink:href="https://datenschutzkonferenz-online.de/media/dskb/2022_24_11_festlegung_MS365_abschlussbericht.pdf" text:style-name="Internet_20_link" text:visited-style-name="Visited_20_Internet_20_Link"><text:span text:style-name="Internet_20_link"><text:span text:style-name="T1">https://datenschutzkonferenz-online.de/media/dskb/2022_24_11_festlegung_MS365_abschlussbericht.pdf</text:span></text:span></text:a><text:span text:style-name="T1"> </text:span></text:p>
      <text:p text:style-name="P2"><text:span text:style-name="T1">[^4]:</text:span><text:a xlink:type="simple" xlink:href="https://edpb.europa.eu/system/files/2023-01/edpb_20230118_cef_cloud-basedservices_publicsector_en.pdf" text:style-name="Internet_20_link" text:visited-style-name="Visited_20_Internet_20_Link"><text:span text:style-name="Internet_20_link"><text:span text:style-name="T1">https://edpb.europa.eu/system/files/2023-01/edpb_20230118_cef_cloud-basedservices_publicsector_en.pdf</text:span></text:span></text:a><text:span text:style-name="T1"> </text:span></text:p>
      <text:p text:style-name="P2"><text:span text:style-name="T1">[^5]:</text:span><text:a xlink:type="simple" xlink:href="https://www.hrw.org/report/2022/05/25/how-dare-they-peep-my-private-life/childrens-rights-violations-governments" text:style-name="Internet_20_link" text:visited-style-name="Visited_20_Internet_20_Link"><text:span text:style-name="Internet_20_link"><text:span text:style-name="T1">https://www.hrw.org/report/2022/05/25/how-dare-they-peep-my-private-life/childrens-rights-violations-governments</text:span></text:span></text:a><text:span text:style-name="T1">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ce style:name="Courier New1" svg:font-family="'Courier New'" style:font-pitch="variable"/>
    <style:font-face style:name="Courier New2" svg:font-family="'Courier New'" style:font-family-generic="modern"/>
    <style:font-face style:name="Courier New3" svg:font-family="'Courier New'" style:font-family-generic="modern" style:font-pitch="fixed"/>
    <style:font-face style:name="Courier New4" svg:font-family="'Courier New'" style:font-family-generic="roman" style:font-pitch="variable"/>
    <style:font-face style:name="Courier New5" svg:font-family="'Courier New'" style:font-adornments="Regular"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inux Libertine G" svg:font-family="'Linux Libertine G'" style:font-pitch="variable"/>
    <style:font-face style:name="Lucida Sans" svg:font-family="'Lucida Sans'" style:font-family-generic="system" style:font-pitch="variable"/>
    <style:font-face style:name="NSimSun" svg:font-family="NSimSun" style:font-family-generic="system" style:font-pitch="variable"/>
    <style:font-face style:name="OpenSymbol" svg:font-family="OpenSymbol, 'Arial Unicode MS'"/>
    <style:font-face style:name="OpenSymbol1" svg:font-family="OpenSymbol, 'Arial Unicode MS'" style:font-charset="x-symbol"/>
    <style:font-face style:name="Wingdings" svg:font-family="Wingdings" style:font-charset="x-symbol"/>
    <style:font-face style:name="Wingdings 2" svg:font-family="'Wingdings 2'"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it" fo:country="IT"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line-height="115%" fo:orphans="0" fo:widows="0" fo:hyphenation-ladder-count="no-limit" fo:background-color="transparent" style:text-autospace="ideograph-alpha" style:punctuation-wrap="hanging" style:line-break="strict" style:writing-mode="lr-tb"/>
      <style:text-properties fo:color="#1c1c1c" loext:opacity="100%" style:font-name="Courier New5" fo:font-family="'Courier New'" style:font-style-name="Regular" style:font-family-generic="modern" style:font-pitch="fixed" fo:font-size="11pt" fo:language="it" fo:country="none" style:letter-kerning="false"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Linux Libertine G" style:font-family-asian="'Linux Libertine G'" style:font-pitch-asian="variable" style:font-size-asian="14pt" style:font-name-complex="Linux Libertine G" style:font-family-complex="'Linux Libertine G'"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O-normal"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Arial" fo:font-family="Arial" style:font-family-generic="swiss" style:font-pitch="variable" fo:font-size="11pt" fo:language="it" fo:country="none" style:letter-kerning="false"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LO-normal" style:next-style-name="Standard" style:default-outline-level="1"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LO-normal" style:next-style-name="Standard" style:default-outline-level="2"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LO-normal" style:next-style-name="Standard" style:default-outline-level="3"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LO-normal" style:next-style-name="Standard" style:default-outline-level="4"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LO-normal" style:next-style-name="Standard" style:default-outline-level="5"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LO-normal" style:next-style-name="Standard" style:default-outline-level="6"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LO-normal" style:next-style-name="Standard"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LO-normal" style:next-style-name="Standard"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WW8Num2z0" style:family="text">
      <style:text-properties style:font-name="Wingdings" fo:font-family="Wingdings" style:font-charset="x-symbol" style:text-underline-style="none" style:font-name-complex="Wingdings" style:font-family-complex="Wingdings" style:font-charset-complex="x-symbol"/>
    </style:style>
    <style:style style:name="WW8Num2z1" style:family="text">
      <style:text-properties style:font-name="Wingdings 2" fo:font-family="'Wingdings 2'" style:font-charset="x-symbol" style:text-underline-style="none" style:font-name-complex="Wingdings 2" style:font-family-complex="'Wingdings 2'" style:font-charset-complex="x-symbol"/>
    </style:style>
    <style:style style:name="WW8Num2z2" style:family="text">
      <style:text-properties style:font-name="OpenSymbol" fo:font-family="OpenSymbol, 'Arial Unicode MS'" style:text-underline-style="none" style:font-name-complex="OpenSymbol" style:font-family-complex="OpenSymbol, 'Arial Unicode MS'"/>
    </style:style>
    <style:style style:name="WW8Num3z0" style:family="text">
      <style:text-properties style:font-name="Wingdings" fo:font-family="Wingdings" style:font-charset="x-symbol" style:text-underline-style="none" fo:font-weight="bold" style:font-weight-asian="bold" style:font-name-complex="Wingdings" style:font-family-complex="Wingdings" style:font-charset-complex="x-symbol"/>
    </style:style>
    <style:style style:name="WW8Num3z1" style:family="text">
      <style:text-properties style:font-name="Wingdings 2" fo:font-family="'Wingdings 2'" style:font-charset="x-symbol" style:text-underline-style="none" style:font-name-complex="Wingdings 2" style:font-family-complex="'Wingdings 2'" style:font-charset-complex="x-symbol"/>
    </style:style>
    <style:style style:name="WW8Num3z2" style:family="text">
      <style:text-properties style:font-name="OpenSymbol" fo:font-family="OpenSymbol, 'Arial Unicode MS'" style:text-underline-style="none" style:font-name-complex="OpenSymbol" style:font-family-complex="OpenSymbol, 'Arial Unicode MS'"/>
    </style:style>
    <style:style style:name="WW8Num3z3" style:family="text">
      <style:text-properties style:font-name="Wingdings" fo:font-family="Wingdings" style:font-charset="x-symbol" style:text-underline-style="none" style:font-name-complex="Wingdings" style:font-family-complex="Wingdings" style:font-charset-complex="x-symbol"/>
    </style:style>
    <style:style style:name="WW8Num4z0" style:family="text">
      <style:text-properties style:font-name="Wingdings" fo:font-family="Wingdings" style:font-charset="x-symbol" style:text-underline-style="none" style:font-name-complex="Wingdings" style:font-family-complex="Wingdings" style:font-charset-complex="x-symbol"/>
    </style:style>
    <style:style style:name="WW8Num4z1" style:family="text">
      <style:text-properties style:font-name="Wingdings 2" fo:font-family="'Wingdings 2'" style:font-charset="x-symbol" style:text-underline-style="none" style:font-name-complex="Wingdings 2" style:font-family-complex="'Wingdings 2'" style:font-charset-complex="x-symbol"/>
    </style:style>
    <style:style style:name="WW8Num4z2" style:family="text">
      <style:text-properties style:font-name="OpenSymbol" fo:font-family="OpenSymbol, 'Arial Unicode MS'" style:text-underline-style="none" style:font-name-complex="OpenSymbol" style:font-family-complex="OpenSymbol, 'Arial Unicode MS'"/>
    </style:style>
    <style:style style:name="ListLabel_20_1" style:display-name="ListLabel 1" style:family="text">
      <style:text-properties style:font-name="Courier New4" fo:font-family="'Courier New'" style:font-family-generic="roman" style:font-pitch="variable" style:text-underline-style="none" style:font-name-complex="Courier New4" style:font-family-complex="'Courier New'" style:font-family-generic-complex="roman"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urier New4" fo:font-family="'Courier New'" style:font-family-generic="roman" style:font-pitch="variable" style:text-underline-style="none" fo:font-weight="bold" style:font-weight-asian="bold" style:font-name-complex="Courier New4" style:font-family-complex="'Courier New'" style:font-family-generic-complex="roman"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ourier New4" fo:font-family="'Courier New'" style:font-family-generic="roman" style:font-pitch="variable" style:text-underline-style="none" style:font-name-complex="Courier New4" style:font-family-complex="'Courier New'" style:font-family-generic-complex="roman"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loext:opacity="100%" style:font-name="Courier New4" fo:font-family="'Courier New'" style:font-family-generic="roman" style:font-pitch="variable" style:text-underline-style="solid" style:text-underline-width="auto" style:text-underline-color="font-color" fo:background-color="#fafafa" style:font-name-asian="Courier New1" style:font-family-asian="'Courier New'" style:font-pitch-asian="variable" style:font-name-complex="Courier New1" style:font-family-complex="'Courier New'"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WW8Num2z1" loext:num-list-format="%2%." style:num-suffix="." text:bullet-char="">
        <style:list-level-properties text:list-level-position-and-space-mode="label-alignment">
          <style:list-level-label-alignment text:label-followed-by="listtab" fo:text-indent="-0.635cm" fo:margin-left="3.81cm"/>
        </style:list-level-properties>
        <style:text-properties style:font-name="Wingdings 2"/>
      </text:list-level-style-bullet>
      <text:list-level-style-bullet text:level="3" text:style-name="WW8Num2z2" loext:num-list-format="%3%."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4" text:style-name="WW8Num2z0" loext:num-list-format="%4%."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5" text:style-name="WW8Num2z1" loext:num-list-format="%5%." style:num-suffix="." text:bullet-char="">
        <style:list-level-properties text:list-level-position-and-space-mode="label-alignment">
          <style:list-level-label-alignment text:label-followed-by="listtab" fo:text-indent="-0.635cm" fo:margin-left="7.62cm"/>
        </style:list-level-properties>
        <style:text-properties style:font-name="Wingdings 2"/>
      </text:list-level-style-bullet>
      <text:list-level-style-bullet text:level="6" text:style-name="WW8Num2z2" loext:num-list-format="%6%." style:num-suffix="." text:bullet-char="■">
        <style:list-level-properties text:list-level-position-and-space-mode="label-alignment">
          <style:list-level-label-alignment text:label-followed-by="listtab" fo:text-indent="-0.635cm" fo:margin-left="8.89cm"/>
        </style:list-level-properties>
        <style:text-properties style:font-name="OpenSymbol"/>
      </text:list-level-style-bullet>
      <text:list-level-style-bullet text:level="7" text:style-name="WW8Num2z0" loext:num-list-format="%7%."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8" text:style-name="WW8Num2z1" loext:num-list-format="%8%." style:num-suffix="." text:bullet-char="">
        <style:list-level-properties text:list-level-position-and-space-mode="label-alignment">
          <style:list-level-label-alignment text:label-followed-by="listtab" fo:text-indent="-0.635cm" fo:margin-left="11.43cm"/>
        </style:list-level-properties>
        <style:text-properties style:font-name="Wingdings 2"/>
      </text:list-level-style-bullet>
      <text:list-level-style-bullet text:level="9" text:style-name="WW8Num2z2" loext:num-list-format="%9%."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z1" loext:num-list-format="%2%."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8Num3z3" loext:num-list-format="%4%."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8Num3z1" loext:num-list-format="%5%."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WW8Num3z3" loext:num-list-format="%7%."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8Num3z1" loext:num-list-format="%8%."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loext:num-list-format="%2%."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8Num4z0" loext:num-list-format="%4%."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8Num4z1" loext:num-list-format="%5%."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WW8Num4z0" loext:num-list-format="%7%."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8Num4z1" loext:num-list-format="%8%."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style:font-name="Courier New3"/>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14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3cm" fo:margin-left="0cm" fo:margin-right="0cm" fo:margin-top="0.83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age-count style:num-format="1">6</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2-28T12:10:37.168000000</dc:date>
    <meta:editing-cycles>29</meta:editing-cycles>
    <meta:editing-duration>PT8H52M40S</meta:editing-duration>
    <meta:generator>LibreOffice/7.4.0.3$Windows_X86_64 LibreOffice_project/f85e47c08ddd19c015c0114a68350214f7066f5a</meta:generator>
    <meta:document-statistic meta:table-count="0" meta:image-count="0" meta:object-count="0" meta:page-count="6" meta:paragraph-count="61" meta:word-count="2306" meta:character-count="16447" meta:non-whitespace-character-count="14206"/>
  </office:meta>
</office:document-meta>
</file>